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9400000044E20B6195117C931D.png" manifest:media-type="image/png"/>
  <manifest:file-entry manifest:full-path="Pictures/1001193B00002622000006638688B49B1C6FB22C.svg" manifest:media-type="image/svg+xml"/>
  <manifest:file-entry manifest:full-path="Pictures/100002010000019400000044B66862D9EF23A4B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Inter" svg:font-family="Inter" style:font-pitch="variable"/>
    <style:font-face style:name="Miriam CLM" svg:font-family="'Miriam CLM'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Roboto:frac=1&amp;smcp" svg:font-family="Roboto:frac=1&amp;smcp" style:font-adornments="Bold" style:font-pitch="variable"/>
    <style:font-face style:name="Roboto:frac=1&amp;smcp1" svg:font-family="Roboto:frac=1&amp;smcp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>
      <style:graphic-properties draw:auto-grow-height="true" fo:min-height="2.629cm"/>
    </style:style>
    <style:style style:name="pr2" style:family="presentation" style:parent-style-name="Titelfolie-subtitle">
      <style:graphic-properties draw:fill-color="#ffffff" fo:min-height="4.257cm"/>
    </style:style>
    <style:style style:name="pr3" style:family="presentation" style:parent-style-name="Titelfolie-notes">
      <style:graphic-properties draw:fill-color="#ffffff" draw:auto-grow-height="true" fo:min-height="12.572cm"/>
    </style:style>
    <style:style style:name="pr4" style:family="presentation" style:parent-style-name="Inhalt-title">
      <style:graphic-properties fo:min-height="1.328cm"/>
    </style:style>
    <style:style style:name="pr5" style:family="presentation" style:parent-style-name="Inhalt-outline1">
      <style:graphic-properties fo:min-height="11.18cm"/>
    </style:style>
    <style:style style:name="pr6" style:family="presentation" style:parent-style-name="Inhalt-notes">
      <style:graphic-properties draw:fill-color="#ffffff" fo:min-height="12.572cm"/>
    </style:style>
    <style:style style:name="P1" style:family="paragraph">
      <loext:graphic-properties draw:fill-color="#ffffff"/>
      <style:text-properties style:font-name="Roboto1" fo:font-size="20pt" style:font-size-asian="32pt" style:font-size-complex="32pt"/>
    </style:style>
    <style:style style:name="P2" style:family="paragraph">
      <loext:graphic-properties draw:fill-color="#ffffff"/>
    </style:style>
  </office:automatic-styles>
  <office:body>
    <office:presentation>
      <presentation:date-time-decl presentation:name="dtd1" presentation:source="fixed">07.11.2019</presentation:date-time-decl>
      <draw:page draw:name="page1" draw:style-name="dp1" draw:master-page-name="Titelfolie" presentation:presentation-page-layout-name="AL1T0" presentation:use-date-time-name="dtd1">
        <draw:frame presentation:style-name="pr1" draw:layer="layout" svg:width="25.199cm" svg:height="2.629cm" svg:x="1.471cm" svg:y="6.499cm" presentation:class="title" presentation:placeholder="true">
          <draw:text-box/>
        </draw:frame>
        <draw:frame presentation:style-name="pr2" draw:text-style-name="P1" draw:layer="layout" svg:width="25.199cm" svg:height="4.257cm" svg:x="1.4cm" svg:y="11.17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halt" presentation:presentation-page-layout-name="AL2T1" presentation:use-date-time-name="dtd1">
        <draw:frame presentation:style-name="pr4" draw:layer="layout" svg:width="25.199cm" svg:height="1.328cm" svg:x="1.4cm" svg:y="2.228cm" presentation:class="title" presentation:placeholder="true">
          <draw:text-box/>
        </draw:frame>
        <draw:frame presentation:style-name="pr5" draw:layer="layout" svg:width="25.199cm" svg:height="11.43cm" svg:x="1.4cm" svg:y="4.06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Inter" svg:font-family="Inter" style:font-pitch="variable"/>
    <style:font-face style:name="Miriam CLM" svg:font-family="'Miriam CLM'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Roboto:frac=1&amp;smcp" svg:font-family="Roboto:frac=1&amp;smcp" style:font-adornments="Bold" style:font-pitch="variable"/>
    <style:font-face style:name="Roboto:frac=1&amp;smcp1" svg:font-family="Roboto:frac=1&amp;smcp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nhalt-background" style:family="presentation">
      <style:graphic-properties draw:stroke="none" draw:fill="none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❖">
            <style:list-level-properties text:space-before="0.3cm" text:min-label-width="0.9cm"/>
            <style:text-properties fo:font-family="OpenSymbol" style:font-style-name="Regular" style:font-charset="x-symbol" fo:color="#0073c0" fo:font-size="75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charset="x-symbol" fo:color="#0073c0" fo:font-size="75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charset="x-symbol" fo:color="#0073c0" fo:font-size="75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charset="x-symbol" fo:color="#0073c0" fo:font-size="75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charset="x-symbol" fo:color="#0073c0" fo:font-size="75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charset="x-symbol" fo:color="#0073c0" fo:font-size="75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charset="x-symbol" fo:color="#0073c0" fo:font-size="75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charset="x-symbol" fo:color="#0073c0" fo:font-size="75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charset="x-symbol" fo:color="#0073c0" fo:font-size="75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charset="x-symbol" fo:color="#0073c0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Inhalt-outline2" style:family="presentation" style:parent-style-name="Inhalt-outline1">
      <style:paragraph-properties fo:margin-top="0.4cm" fo:margin-bottom="0cm"/>
      <style:text-properties style:font-name="Roboto" fo:font-family="Roboto" style:font-pitch="variable" fo:font-size="20pt" style:font-size-asian="20pt" style:font-size-complex="20pt" fo:hyphenate="false"/>
    </style:style>
    <style:style style:name="Inhalt-outline3" style:family="presentation" style:parent-style-name="Inhalt-outline2">
      <style:paragraph-properties fo:margin-top="0.3cm" fo:margin-bottom="0cm"/>
      <style:text-properties style:font-name="Roboto" fo:font-family="Roboto" style:font-pitch="variable" fo:font-size="20pt" style:font-size-asian="20pt" style:font-size-complex="20pt" fo:hyphenate="false"/>
    </style:style>
    <style:style style:name="Inhalt-outline4" style:family="presentation" style:parent-style-name="Inhalt-outline3">
      <style:paragraph-properties fo:margin-top="0.2cm" fo:margin-bottom="0cm"/>
      <style:text-properties style:font-name="Roboto" fo:font-family="Roboto" style:font-pitch="variable" fo:font-size="20pt" style:font-size-asian="20pt" style:font-size-complex="20pt" fo:hyphenate="false"/>
    </style:style>
    <style:style style:name="Inhalt-outline5" style:family="presentation" style:parent-style-name="Inhalt-outline4">
      <style:paragraph-properties fo:margin-top="0.1cm" fo:margin-bottom="0cm"/>
      <style:text-properties style:font-name="Roboto" fo:font-family="Roboto" style:font-pitch="variable" fo:font-size="20pt" style:font-size-asian="20pt" style:font-size-complex="20pt" fo:hyphenate="false"/>
    </style:style>
    <style:style style:name="Inhalt-outline6" style:family="presentation" style:parent-style-name="Inhalt-outline5">
      <style:paragraph-properties fo:margin-top="0.1cm" fo:margin-bottom="0cm"/>
      <style:text-properties style:font-name="Roboto" fo:font-family="Roboto" style:font-pitch="variable" fo:font-size="20pt" style:font-size-asian="20pt" style:font-size-complex="20pt" fo:hyphenate="false"/>
    </style:style>
    <style:style style:name="Inhalt-outline7" style:family="presentation" style:parent-style-name="Inhalt-outline6">
      <style:paragraph-properties fo:margin-top="0.1cm" fo:margin-bottom="0cm"/>
      <style:text-properties style:font-name="Roboto" fo:font-family="Roboto" style:font-pitch="variable" fo:font-size="20pt" style:font-size-asian="20pt" style:font-size-complex="20pt" fo:hyphenate="false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oboto:frac=1&amp;smcp" fo:font-family="Roboto:frac=1&amp;smcp" style:font-style-name="Bold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svg:stroke-color="#3465a4" draw:textarea-horizontal-align="justify" draw:shadow="hidden" draw:shadow-offset-x="0.2cm" draw:shadow-offset-y="0.2cm" draw:shadow-color="#808080"/>
      <style:text-properties fo:color="#ffffff"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svg:stroke-color="#3465a4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style:font-name="Roboto" fo:font-family="Roboto" style:font-pitch="variable" fo:font-size="20pt" style:font-size-asian="20pt" style:font-size-complex="20pt"/>
    </style:style>
    <style:style style:name="Titelfolie-outline3" style:family="presentation" style:parent-style-name="Titelfolie-outline2">
      <style:paragraph-properties fo:margin-top="0.3cm" fo:margin-bottom="0cm"/>
      <style:text-properties style:font-name="Roboto" fo:font-family="Roboto" style:font-pitch="variable" fo:font-size="20pt" style:font-size-asian="20pt" style:font-size-complex="20pt"/>
    </style:style>
    <style:style style:name="Titelfolie-outline4" style:family="presentation" style:parent-style-name="Titelfolie-outline3">
      <style:paragraph-properties fo:margin-top="0.2cm" fo:margin-bottom="0cm"/>
      <style:text-properties style:font-name="Roboto" fo:font-family="Roboto" style:font-pitch="variable" fo:font-size="20pt" style:font-size-asian="20pt" style:font-size-complex="20pt"/>
    </style:style>
    <style:style style:name="Titelfolie-outline5" style:family="presentation" style:parent-style-name="Titelfolie-outline4">
      <style:paragraph-properties fo:margin-top="0.1cm" fo:margin-bottom="0cm"/>
      <style:text-properties style:font-name="Roboto" fo:font-family="Roboto" style:font-pitch="variable"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style:font-name="Roboto" fo:font-family="Roboto" style:font-pitch="variable"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style:font-name="Roboto" fo:font-family="Roboto" style:font-pitch="variable"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svg:stroke-color="#3465a4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oboto:frac=1&amp;smcp1" fo:font-family="Roboto:frac=1&amp;smcp" style:font-style-name="Regular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halt-title">
      <style:graphic-properties draw:auto-grow-height="false" fo:min-height="2.63cm"/>
    </style:style>
    <style:style style:name="Mpr2" style:family="presentation" style:parent-style-name="Inhalt-outline1">
      <style:graphic-properties fo:min-height="9.135cm"/>
    </style:style>
    <style:style style:name="Mpr3" style:family="presentation" style:parent-style-name="Inha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Inhalt-backgroundobjects">
      <style:graphic-properties svg:stroke-width="0.102cm" svg:stroke-color="#0073c0" draw:marker-start-width="0.356cm" draw:marker-end-width="0.356cm" draw:fill="none" draw:textarea-vertical-align="middle" fo:padding-top="0.051cm" fo:padding-bottom="0.051cm" fo:padding-left="0.051cm" fo:padding-right="0.051cm"/>
    </style:style>
    <style:style style:name="Mpr5" style:family="presentation" style:parent-style-name="Inhalt-backgroundobjects">
      <style:graphic-properties svg:stroke-width="0.051cm" svg:stroke-color="#0073c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6" style:family="presentation" style:parent-style-name="Inha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Inha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elfolie-backgroundobjects">
      <style:graphic-properties draw:stroke="none" svg:stroke-color="#3465a4" draw:fill="solid" draw:fill-color="#0073c0" draw:textarea-vertical-align="middle" draw:auto-grow-height="false" fo:min-height="4.828cm" fo:min-width="28cm"/>
    </style:style>
    <style:style style:name="Mpr9" style:family="presentation" style:parent-style-name="Titelfolie-title">
      <style:graphic-properties draw:auto-grow-height="false" fo:min-height="2.63cm"/>
    </style:style>
    <style:style style:name="Mpr10" style:family="presentation" style:parent-style-name="Titelfolie-outline1">
      <style:graphic-properties fo:min-height="9.135cm"/>
    </style:style>
    <style:style style:name="Mpr11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0073c0"/>
      <style:paragraph-properties fo:text-align="center"/>
    </style:style>
    <style:style style:name="MP8" style:family="paragraph">
      <style:paragraph-properties fo:margin-top="0cm" fo:margin-bottom="0cm"/>
    </style:style>
    <style:style style:name="MT1" style:family="text">
      <style:text-properties style:font-name="Robot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❖">
        <style:list-level-properties text:space-before="0.3cm" text:min-label-width="0.9cm"/>
        <style:text-properties fo:font-family="OpenSymbol" style:font-style-name="Regular" style:font-charset="x-symbol" fo:color="#0073c0" fo:font-size="7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charset="x-symbol" fo:color="#0073c0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charset="x-symbol" fo:color="#0073c0" fo:font-size="7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charset="x-symbol" fo:color="#0073c0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charset="x-symbol" fo:color="#0073c0" fo:font-size="7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charset="x-symbol" fo:color="#0073c0" fo:font-size="7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charset="x-symbol" fo:color="#0073c0" fo:font-size="7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charset="x-symbol" fo:color="#0073c0" fo:font-size="7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charset="x-symbol" fo:color="#0073c0" fo:font-size="7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charset="x-symbol" fo:color="#0073c0" fo:font-size="7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Inhalt" style:page-layout-name="PM1" draw:style-name="Mdp1">
      <draw:frame presentation:style-name="Mpr1" draw:layer="backgroundobjects" svg:width="25.199cm" svg:height="1.328cm" svg:x="1.4cm" svg:y="2.228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43cm" svg:x="1.4cm" svg:y="4.06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3.302cm" svg:height="1.085cm" svg:x="24.438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3.556cm" svg:height="1.085cm" svg:x="20.374cm" svg:y="0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5" draw:layer="backgroundobjects" svg:x1="0cm" svg:y1="2.032cm" svg:x2="28cm" svg:y2="2.032cm">
        <text:p/>
      </draw:line>
      <draw:frame draw:style-name="Mgr3" draw:text-style-name="MP6" draw:layer="backgroundobjects" svg:width="9.761cm" svg:height="1.634cm" svg:x="1.4cm" svg:y="0.254cm">
        <draw:image xlink:href="Pictures/1001193B00002622000006638688B49B1C6FB22C.svg" xlink:type="simple" xlink:show="embed" xlink:actuate="onLoad" loext:mime-type="image/svg+xml">
          <text:p/>
        </draw:image>
        <draw:image xlink:href="Pictures/100002010000019400000044B66862D9EF23A4B7.png" xlink:type="simple" xlink:show="embed" xlink:actuate="onLoad" loext:mime-type="image/png"/>
      </draw:frame>
      <draw:line presentation:style-name="Mpr5" draw:text-style-name="MP5" draw:layer="backgroundobjects" svg:x1="24.184cm" svg:y1="0cm" svg:x2="24.184cm" svg:y2="0.508cm">
        <text:p/>
      </draw:line>
      <presentation:notes style:page-layout-name="PM0">
        <draw:page-thumbnail presentation:style-name="Inhalt-title" draw:layer="backgroundobjects" svg:width="18.624cm" svg:height="10.476cm" svg:x="1.482cm" svg:y="2.123cm" presentation:class="page"/>
        <draw:frame presentation:style-name="Inha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" style:page-layout-name="PM1" draw:style-name="Mdp1">
      <draw:custom-shape presentation:style-name="Mpr8" draw:text-style-name="MP7" draw:layer="backgroundobjects" svg:width="28cm" svg:height="4.828cm" svg:x="0cm" svg:y="10.922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5.199cm" svg:height="2.629cm" svg:x="1.471cm" svg:y="6.499cm" presentation:class="title">
        <draw:text-box>
          <text:p>Click to edit the title text format</text:p>
        </draw:text-box>
      </draw:frame>
      <draw:frame presentation:style-name="Mpr10" draw:text-style-name="MP8" draw:layer="backgroundobjects" svg:width="25.199cm" svg:height="4.257cm" svg:x="1.4cm" svg:y="11.176cm" presentation:class="outline">
        <draw:text-box>
          <text:list text:style-name="ML5">
            <text:list-item>
              <text:p text:style-name="MP8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8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25.297cm" svg:height="4.235cm" svg:x="1.352cm" svg:y="1.406cm">
        <draw:image xlink:href="Pictures/1001193B00002622000006638688B49B1C6FB22C.svg" xlink:type="simple" xlink:show="embed" xlink:actuate="onLoad" loext:mime-type="image/svg+xml">
          <text:p/>
        </draw:image>
        <draw:image xlink:href="Pictures/100002010000019400000044E20B6195117C931D.png" xlink:type="simple" xlink:show="embed" xlink:actuate="onLoad" loext:mime-type="image/png"/>
      </draw:frame>
      <presentation:notes style:page-layout-name="PM0">
        <draw:page-thumbnail presentation:style-name="Titelfolie-title" draw:layer="backgroundobjects" svg:width="0cm" svg:height="0cm" svg:x="0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29T10:44:45.450691589</meta:creation-date>
    <dc:date>2019-10-29T11:42:06.038889813</dc:date>
    <meta:editing-duration>PT16M18S</meta:editing-duration>
    <meta:editing-cycles>4</meta:editing-cycles>
    <meta:generator>LibreOffice/6.3.2.2$Linux_X86_64 LibreOffice_project/98b30e735bda24bc04ab42594c85f7fd8be07b9c</meta:generator>
    <meta:document-statistic meta:object-count="41"/>
  </office:meta>
</office:document-meta>
</file>